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9f24" officeooo:paragraph-rsid="00169f24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4" style:family="paragraph" style:parent-style-name="Standard" style:list-style-name="List_20_1">
      <style:paragraph-properties fo:text-align="start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monospace1" fo:font-size="14pt" officeooo:rsid="00169f24" officeooo:paragraph-rsid="00169f2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monospace1" officeooo:paragraph-rsid="00169f24"/>
    </style:style>
    <style:style style:name="P7" style:family="paragraph" style:parent-style-name="Standard">
      <style:paragraph-properties fo:text-align="start" style:justify-single-word="false"/>
      <style:text-properties style:font-name="monospace1" officeooo:rsid="00169f24" officeooo:paragraph-rsid="00169f24"/>
    </style:style>
    <style:style style:name="T1" style:family="text">
      <style:text-properties officeooo:rsid="00169f24"/>
    </style:style>
    <style:style style:name="T2" style:family="text">
      <style:text-properties fo:font-variant="normal" fo:text-transform="none" fo:color="#2c363a" style:font-name="monospace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c363a" style:font-name="monospace" fo:font-size="14pt" fo:letter-spacing="normal" fo:font-style="normal" fo:font-weight="normal" officeooo:rsid="00169f24" style:font-size-asian="14pt" style:font-size-complex="14pt"/>
    </style:style>
    <style:style style:name="T4" style:family="text">
      <style:text-properties fo:font-variant="normal" fo:text-transform="none" fo:color="#2c363a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c363a" fo:font-size="14pt" fo:letter-spacing="normal" fo:font-style="normal" fo:font-weight="normal" officeooo:rsid="00169f24" style:font-size-asian="14pt" style:font-size-complex="14pt"/>
    </style:style>
    <style:style style:name="T6" style:family="text">
      <style:text-properties fo:font-variant="normal" fo:text-transform="none" fo:color="#2c363a" style:font-name="monospace1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ing Notes for Task-1 </text:p>
      <text:p text:style-name="P2">IRMiDis FIRE 2022</text:p>
      <text:p text:style-name="P2"/>
      <text:p text:style-name="P3">Pre-processing:</text:p>
      <text:list xml:id="list877514808" text:style-name="List_20_1">
        <text:list-item>
          <text:p text:style-name="P4">Removeed stop words</text:p>
        </text:list-item>
        <text:list-item>
          <text:p text:style-name="P4">Converted words to lower case</text:p>
        </text:list-item>
        <text:list-item>
          <text:p text:style-name="P4">Converted emoticons to words</text:p>
        </text:list-item>
        <text:list-item>
          <text:p text:style-name="P4">Expanded contractions to text</text:p>
        </text:list-item>
        <text:list-item>
          <text:p text:style-name="P4">Removed non-alphanumeric characters</text:p>
        </text:list-item>
        <text:list-item>
          <text:p text:style-name="P4">Removed URLs</text:p>
        </text:list-item>
      </text:list>
      <text:p text:style-name="P3"/>
      <text:p text:style-name="P3"/>
      <text:p text:style-name="P6"><text:span text:style-name="T5">I first shuffled the training data, then split it into training and validation sets in the ratio 80:20 for run 1 and 90:10 for run 2, such that the percentage of instances of each class were preserved in both sets. Both training and validation instances were pre-processed, as listed above. The resulting training data was used for fine-tuning COVID-Twitter-BERT (CT-BERT) while validation data was used for evaluation. In order to prevent overfitting, I used early stop monitoring the validation loss with patience value 3.</text:span></text:p>
      <text:p text:style-name="P6"><text:span text:style-name="T5"/></text:p>
      <text:p text:style-name="P7"><text:span text:style-name="T4">Refernces:</text:span></text:p>
      <text:p text:style-name="P7"><text:span text:style-name="T4">M. Müller, M. Salathé, P. E. Kummervold, Covid-twitter-bert: A natural language processing model to analyse covid-19 content on twitter, arXiv preprint arXiv:2005.07503 (2020).</text:span></text:p>
      <text:p text:style-name="P7"><text:span text:style-name="T4"/></text:p>
      <text:p text:style-name="P1"><text:a xlink:type="simple" xlink:href="https://huggingface.co/digitalepidemiologylab/covid-twitter-bert-v2" text:style-name="Internet_20_link" text:visited-style-name="Visited_20_Internet_20_Link"><text:span text:style-name="T6">https://huggingface.co/digitalepidemiologylab/covid-twitter-bert-v2</text:span></text:a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6:58:29.447884099</meta:creation-date>
    <dc:date>2022-08-10T17:05:28.244781942</dc:date>
    <meta:editing-duration>PT7M</meta:editing-duration>
    <meta:editing-cycles>1</meta:editing-cycles>
    <meta:document-statistic meta:table-count="0" meta:image-count="0" meta:object-count="0" meta:page-count="1" meta:paragraph-count="13" meta:word-count="144" meta:character-count="992" meta:non-whitespace-character-count="866"/>
    <meta:generator>LibreOffice/6.4.2.2$Linux_X86_64 LibreOffice_project/40$Build-2</meta:generator>
  </office:meta>
</office:document-meta>
</file>